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6.382cm"/>
    </style:style>
    <style:style style:name="co5" style:family="table-column">
      <style:table-column-properties fo:break-before="auto" style:column-width="7.892cm"/>
    </style:style>
    <style:style style:name="co6" style:family="table-column">
      <style:table-column-properties fo:break-before="auto" style:column-width="10.73cm"/>
    </style:style>
    <style:style style:name="co7" style:family="table-column">
      <style:table-column-properties fo:break-before="auto" style:column-width="11.592cm"/>
    </style:style>
    <style:style style:name="co8" style:family="table-column">
      <style:table-column-properties fo:break-before="auto" style:column-width="10.744cm"/>
    </style:style>
    <style:style style:name="co9" style:family="table-column">
      <style:table-column-properties fo:break-before="auto" style:column-width="13.1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default-cell-style-name="Default"/>
        <table:table-row table:style-name="ro2">
          <table:table-cell table:style-name="ce1" office:value-type="string" table:number-columns-spanned="6" table:number-rows-spanned="1">
            <text:p>Tabla de Constantes CODATA en el Modelo SQE</text:p>
          </table:table-cell>
          <table:covered-table-cell table:number-columns-repeated="5" table:style-name="Default"/>
          <table:table-cell table:style-name="Default"/>
          <table:table-cell/>
        </table:table-row>
        <table:table-row table:style-name="ro3">
          <table:table-cell table:style-name="ce2" office:value-type="string">
            <text:p>Fase SQE Emergente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Símbolo</text:p>
          </table:table-cell>
          <table:table-cell table:style-name="ce2" office:value-type="string">
            <text:p>Valor CODATA</text:p>
          </table:table-cell>
          <table:table-cell table:style-name="ce2" office:value-type="string">
            <text:p>Fórmula Emergente SQE</text:p>
          </table:table-cell>
          <table:table-cell table:style-name="ce2" office:value-type="string">
            <text:p>Fórmula Clásica Conocida</text:p>
          </table:table-cell>
          <table:table-cell table:style-name="ce9" office:value-type="string">
            <text:p>Coef. normalización (asumido)</text:p>
          </table:table-cell>
          <table:table-cell table:style-name="ce9" office:value-type="string">
            <text:p>Formula Math</text:p>
          </table:table-cell>
        </table:table-row>
        <table:table-row table:style-name="ro3">
          <table:table-cell office:value-type="string">
            <text:p>Fase inicial</text:p>
          </table:table-cell>
          <table:table-cell office:value-type="string">
            <text:p>Velocidad de la luz en el vacío</text:p>
          </table:table-cell>
          <table:table-cell table:style-name="ce7" office:value-type="string">
            <text:p>c</text:p>
          </table:table-cell>
          <table:table-cell table:style-name="ce8" office:value-type="string">
            <text:p>299,792,458 m/s</text:p>
          </table:table-cell>
          <table:table-cell office:value-type="string">
            <text:p>Límite superior de acoplamiento local (∆φ/∆t → 0)</text:p>
          </table:table-cell>
          <table:table-cell office:value-type="string">
            <text:p>— (definida)</text:p>
          </table:table-cell>
          <table:table-cell table:style-name="Excel_20_Built-in_20_Normal" table:number-columns-repeated="2"/>
        </table:table-row>
        <table:table-row table:style-name="ro3">
          <table:table-cell table:style-name="ce4"/>
          <table:table-cell office:value-type="string">
            <text:p>Constante de Planck</text:p>
          </table:table-cell>
          <table:table-cell table:style-name="ce7" office:value-type="string">
            <text:p>h</text:p>
          </table:table-cell>
          <table:table-cell table:style-name="ce8" office:value-type="string">
            <text:p>6.62607015 × 10⁻³⁴ J·s</text:p>
          </table:table-cell>
          <table:table-cell office:value-type="string">
            <text:p>h ∝ Δc × S (entrelazamiento × superficie efectiva)</text:p>
          </table:table-cell>
          <table:table-cell office:value-type="string">
            <text:p>E = hν</text:p>
          </table:table-cell>
          <table:table-cell table:style-name="Excel_20_Built-in_20_Normal" office:value-type="string">
            <text:p>k1 = 1.0545718e-34 / (Δc × S)</text:p>
          </table:table-cell>
          <table:table-cell table:style-name="Excel_20_Built-in_20_Normal"/>
        </table:table-row>
        <table:table-row table:style-name="ro3">
          <table:table-cell office:value-type="string">
            <text:p>Fase cuántica</text:p>
          </table:table-cell>
          <table:table-cell office:value-type="string">
            <text:p>Constante de Planck reducida</text:p>
          </table:table-cell>
          <table:table-cell table:style-name="ce7" office:value-type="string">
            <text:p>ℏ</text:p>
          </table:table-cell>
          <table:table-cell table:style-name="ce8" office:value-type="string">
            <text:p>1.0545718 × 10⁻³⁴ J·s</text:p>
          </table:table-cell>
          <table:table-cell office:value-type="string">
            <text:p>ℏ = h / 2π (fase de oscilación angular mínima)</text:p>
          </table:table-cell>
          <table:table-cell office:value-type="string">
            <text:p>ℏ = h / 2π</text:p>
          </table:table-cell>
          <table:table-cell table:style-name="Excel_20_Built-in_20_Normal"/>
          <table:table-cell table:style-name="Excel_20_Built-in_20_Normal" office:value-type="string">
            <text:p>6.62607015e-34 / (2 * 3.14159265) = 1.0545718e-34</text:p>
          </table:table-cell>
        </table:table-row>
        <table:table-row table:style-name="ro3">
          <table:table-cell table:style-name="ce4"/>
          <table:table-cell office:value-type="string">
            <text:p>Masa del electrón</text:p>
          </table:table-cell>
          <table:table-cell table:style-name="ce7" office:value-type="string">
            <text:p>mₑ</text:p>
          </table:table-cell>
          <table:table-cell table:style-name="ce8" office:value-type="string">
            <text:p>9.10938356 × 10⁻³¹ kg</text:p>
          </table:table-cell>
          <table:table-cell office:value-type="string">
            <text:p>mₑ ∝ 1 / τₑ(Δc) (resistencia a cambio en red local)</text:p>
          </table:table-cell>
          <table:table-cell office:value-type="string">
            <text:p>E = mₑc²</text:p>
          </table:table-cell>
          <table:table-cell table:style-name="Excel_20_Built-in_20_Normal" office:value-type="string">
            <text:p>k2 = mₑ × τₑ(Δc)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Masa del protón</text:p>
          </table:table-cell>
          <table:table-cell table:style-name="ce7" office:value-type="string">
            <text:p>mₚ</text:p>
          </table:table-cell>
          <table:table-cell table:style-name="ce8" office:value-type="string">
            <text:p>1.672621923 × 10⁻²⁷ kg</text:p>
          </table:table-cell>
          <table:table-cell office:value-type="string">
            <text:p>mₚ ∝ 1 / τₚ(Δc) (resistencia a cambio en red más densa)</text:p>
          </table:table-cell>
          <table:table-cell office:value-type="string">
            <text:p>E = mₚc²</text:p>
          </table:table-cell>
          <table:table-cell table:style-name="Excel_20_Built-in_20_Normal" office:value-type="string">
            <text:p>k3 = mₚ × τₚ(Δc)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Carga elemental</text:p>
          </table:table-cell>
          <table:table-cell table:style-name="ce7" office:value-type="string">
            <text:p>e</text:p>
          </table:table-cell>
          <table:table-cell table:style-name="ce8" office:value-type="string">
            <text:p>1.602176634 × 10⁻¹⁹ C</text:p>
          </table:table-cell>
          <table:table-cell office:value-type="string">
            <text:p>e ∝ ritmo de disociación-retroacople en trama fotónica</text:p>
          </table:table-cell>
          <table:table-cell office:value-type="string">
            <text:p>F = eE</text:p>
          </table:table-cell>
          <table:table-cell table:style-name="Excel_20_Built-in_20_Normal" office:value-type="string">
            <text:p>k4 = e / ritmo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Carga del electrón</text:p>
          </table:table-cell>
          <table:table-cell table:style-name="ce7" office:value-type="string">
            <text:p>qₑ</text:p>
          </table:table-cell>
          <table:table-cell table:style-name="ce8" office:value-type="string">
            <text:p>-1.602176634 × 10⁻¹⁹ C</text:p>
          </table:table-cell>
          <table:table-cell office:value-type="string">
            <text:p>qₑ = -e (emergencia por asimetría helicoidal)</text:p>
          </table:table-cell>
          <table:table-cell office:value-type="string">
            <text:p>F = qE</text:p>
          </table:table-cell>
          <table:table-cell table:style-name="Excel_20_Built-in_20_Normal"/>
          <table:table-cell table:style-name="Excel_20_Built-in_20_Normal" office:value-type="string">
            <text:p>-1 * 1.602176634e-19 = -1.602176634e-19</text:p>
          </table:table-cell>
        </table:table-row>
        <table:table-row table:style-name="ro3">
          <table:table-cell table:style-name="ce4"/>
          <table:table-cell office:value-type="string">
            <text:p>Masa del neutrino</text:p>
          </table:table-cell>
          <table:table-cell table:style-name="ce7" office:value-type="string">
            <text:p>mν</text:p>
          </table:table-cell>
          <table:table-cell table:style-name="ce8" office:value-type="string">
            <text:p>≈ 0 (límite superior experimental)</text:p>
          </table:table-cell>
          <table:table-cell office:value-type="string">
            <text:p>mν ≈ 0 (sin resistencia al entrelazamiento con el vacío)</text:p>
          </table:table-cell>
          <table:table-cell office:value-type="string">
            <text:p>—</text:p>
          </table:table-cell>
          <table:table-cell table:style-name="Excel_20_Built-in_20_Normal"/>
          <table:table-cell table:style-name="Excel_20_Built-in_20_Normal" office:value-type="string">
            <text:p>≈ 0</text:p>
          </table:table-cell>
        </table:table-row>
        <table:table-row table:style-name="ro3">
          <table:table-cell table:style-name="ce4"/>
          <table:table-cell office:value-type="string">
            <text:p>Número de Avogadro</text:p>
          </table:table-cell>
          <table:table-cell table:style-name="ce7" office:value-type="string">
            <text:p>Nₐ</text:p>
          </table:table-cell>
          <table:table-cell table:style-name="ce8" office:value-type="string">
            <text:p>6.02214076 × 10²³ mol⁻¹</text:p>
          </table:table-cell>
          <table:table-cell office:value-type="string">
            <text:p>Nₐ ∝ 1 / (Δφ mínima × unidad de acción)</text:p>
          </table:table-cell>
          <table:table-cell office:value-type="string">
            <text:p>N = Nₐ × n</text:p>
          </table:table-cell>
          <table:table-cell table:style-name="Excel_20_Built-in_20_Normal" office:value-type="string">
            <text:p>k5 = Nₐ × Δφ × h</text:p>
          </table:table-cell>
          <table:table-cell table:style-name="Excel_20_Built-in_20_Normal"/>
        </table:table-row>
        <table:table-row table:style-name="ro3">
          <table:table-cell office:value-type="string">
            <text:p>Fase electromagnética</text:p>
          </table:table-cell>
          <table:table-cell office:value-type="string">
            <text:p>Permisividad del vacío</text:p>
          </table:table-cell>
          <table:table-cell table:style-name="ce7" office:value-type="string">
            <text:p>ε₀</text:p>
          </table:table-cell>
          <table:table-cell table:style-name="ce8" office:value-type="string">
            <text:p>8.854187817 × 10⁻¹² C²/N·m²</text:p>
          </table:table-cell>
          <table:table-cell office:value-type="string">
            <text:p>ε₀ ∝ 1 / c (facilidad de conexión radial)</text:p>
          </table:table-cell>
          <table:table-cell office:value-type="string">
            <text:p>ε₀ = 1 / (μ₀ c²)</text:p>
          </table:table-cell>
          <table:table-cell table:style-name="Excel_20_Built-in_20_Normal" office:value-type="string">
            <text:p>ε₀ = k6 / c</text:p>
          </table:table-cell>
          <table:table-cell table:style-name="Excel_20_Built-in_20_Normal" office:value-type="string">
            <text:p>k6 = ε₀ × c = 8.854187817e-12 × 299792458 ≈ 2.653e-3</text:p>
          </table:table-cell>
        </table:table-row>
        <table:table-row table:style-name="ro3">
          <table:table-cell table:style-name="ce4"/>
          <table:table-cell office:value-type="string">
            <text:p>Constante de Coulomb</text:p>
          </table:table-cell>
          <table:table-cell table:style-name="ce7" office:value-type="string">
            <text:p>kₑ</text:p>
          </table:table-cell>
          <table:table-cell table:style-name="ce8" office:value-type="string">
            <text:p>8.987551787 × 10⁹ N·m²/C²</text:p>
          </table:table-cell>
          <table:table-cell office:value-type="string">
            <text:p>kₑ ∝ 1 / ε₀ (grado de acoplamiento radial)</text:p>
          </table:table-cell>
          <table:table-cell office:value-type="string">
            <text:p>F = kₑ (q₁q₂ / r²)</text:p>
          </table:table-cell>
          <table:table-cell table:style-name="Excel_20_Built-in_20_Normal"/>
          <table:table-cell table:style-name="Excel_20_Built-in_20_Normal" office:value-type="string">
            <text:p>1 / 8.854187817e-12 ≈ 8.987551787e9</text:p>
          </table:table-cell>
        </table:table-row>
        <table:table-row table:style-name="ro3">
          <table:table-cell table:style-name="ce4"/>
          <table:table-cell office:value-type="string">
            <text:p>Permeabilidad del vacío</text:p>
          </table:table-cell>
          <table:table-cell table:style-name="ce7" office:value-type="string">
            <text:p>μ₀</text:p>
          </table:table-cell>
          <table:table-cell table:style-name="ce8" office:value-type="string">
            <text:p>4π × 10⁻⁷ N·A⁻²</text:p>
          </table:table-cell>
          <table:table-cell office:value-type="string">
            <text:p>μ₀ ∝ 1 / c (resistencia a campos circulares)</text:p>
          </table:table-cell>
          <table:table-cell office:value-type="string">
            <text:p>B = μ₀ I / (2πr)</text:p>
          </table:table-cell>
          <table:table-cell table:style-name="Excel_20_Built-in_20_Normal"/>
          <table:table-cell table:style-name="Excel_20_Built-in_20_Normal" office:value-type="string">
            <text:p>μ₀ = k7 / c = (μ₀ × c) = 1.2566370614e-6 × 299792458 ≈ 0.3767</text:p>
          </table:table-cell>
        </table:table-row>
        <table:table-row table:style-name="ro3">
          <table:table-cell office:value-type="string">
            <text:p>Fase gravitacional</text:p>
          </table:table-cell>
          <table:table-cell office:value-type="string">
            <text:p>Constante gravitacional</text:p>
          </table:table-cell>
          <table:table-cell table:style-name="ce7" office:value-type="string">
            <text:p>G</text:p>
          </table:table-cell>
          <table:table-cell table:style-name="ce8" office:value-type="string">
            <text:p>6.67430 × 10⁻¹¹ m³/kg/s²</text:p>
          </table:table-cell>
          <table:table-cell office:value-type="string">
            <text:p>G ∝ 1 / (coherencia ∇φ en redes densas)</text:p>
          </table:table-cell>
          <table:table-cell office:value-type="string">
            <text:p>F = G (m₁m₂ / r²)</text:p>
          </table:table-cell>
          <table:table-cell table:style-name="Excel_20_Built-in_20_Normal" office:value-type="string">
            <text:p>k8 = G × ∇φ</text:p>
          </table:table-cell>
          <table:table-cell table:style-name="Excel_20_Built-in_20_Normal"/>
        </table:table-row>
        <table:table-row table:style-name="ro3">
          <table:table-cell office:value-type="string">
            <text:p>Fase termodinámica</text:p>
          </table:table-cell>
          <table:table-cell office:value-type="string">
            <text:p>Constante de gas ideal</text:p>
          </table:table-cell>
          <table:table-cell table:style-name="ce7" office:value-type="string">
            <text:p>R</text:p>
          </table:table-cell>
          <table:table-cell table:style-name="ce8" office:value-type="string">
            <text:p>8.314462618 J/mol·K</text:p>
          </table:table-cell>
          <table:table-cell office:value-type="string">
            <text:p>R ∝ ∆S / ∆T (entropía/temperatura emergente)</text:p>
          </table:table-cell>
          <table:table-cell office:value-type="string">
            <text:p>PV = nRT</text:p>
          </table:table-cell>
          <table:table-cell table:style-name="Excel_20_Built-in_20_Normal" office:value-type="string">
            <text:p>k9 = R × ΔT / ΔS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Constante de Stefan-Boltzmann</text:p>
          </table:table-cell>
          <table:table-cell table:style-name="ce7" office:value-type="string">
            <text:p>σ</text:p>
          </table:table-cell>
          <table:table-cell table:style-name="ce8" office:value-type="string">
            <text:p>5.670374419 × 10⁻⁸ W/m²·K⁴</text:p>
          </table:table-cell>
          <table:table-cell office:value-type="string">
            <text:p>σ ∝ energía emergente radiada por unidad de red</text:p>
          </table:table-cell>
          <table:table-cell office:value-type="string">
            <text:p>P = σAT⁴</text:p>
          </table:table-cell>
          <table:table-cell table:style-name="Excel_20_Built-in_20_Normal" office:value-type="string">
            <text:p>k10 = σ / energía_emergente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Capacidad calorífica molar del agua</text:p>
          </table:table-cell>
          <table:table-cell table:style-name="ce7" office:value-type="string">
            <text:p>Cₚ</text:p>
          </table:table-cell>
          <table:table-cell table:style-name="ce8" office:value-type="string">
            <text:p>75.3 J/mol·K</text:p>
          </table:table-cell>
          <table:table-cell office:value-type="string">
            <text:p>Cₚ ∝ n × ∂Q / ∂T (estructura molecular cooperativa)</text:p>
          </table:table-cell>
          <table:table-cell office:value-type="string">
            <text:p>Q = mCₚΔT</text:p>
          </table:table-cell>
          <table:table-cell table:style-name="Excel_20_Built-in_20_Normal" office:value-type="string">
            <text:p>k11 = Cₚ / (n × ∂Q/∂T)</text:p>
          </table:table-cell>
          <table:table-cell table:style-name="Excel_20_Built-in_20_Normal"/>
        </table:table-row>
        <table:table-row table:style-name="ro3">
          <table:table-cell table:style-name="ce4"/>
          <table:table-cell office:value-type="string">
            <text:p>Entalpía de formación del agua</text:p>
          </table:table-cell>
          <table:table-cell table:style-name="ce7" office:value-type="string">
            <text:p>ΔHₒ</text:p>
          </table:table-cell>
          <table:table-cell table:style-name="ce8" office:value-type="string">
            <text:p>-285.83 kJ/mol</text:p>
          </table:table-cell>
          <table:table-cell office:value-type="string">
            <text:p>ΔH ∝ reorganización cuántica de enlaces / mol</text:p>
          </table:table-cell>
          <table:table-cell office:value-type="string">
            <text:p>ΔHₒ (tabla de formación)</text:p>
          </table:table-cell>
          <table:table-cell table:style-name="Excel_20_Built-in_20_Normal" office:value-type="string">
            <text:p>k13 = ΔH / reorganización</text:p>
          </table:table-cell>
          <table:table-cell table:style-name="Excel_20_Built-in_20_Normal"/>
        </table:table-row>
        <table:table-row table:style-name="ro3">
          <table:table-cell office:value-type="string">
            <text:p>Fase de química cuántica</text:p>
          </table:table-cell>
          <table:table-cell office:value-type="string">
            <text:p>Masa atómica unificada</text:p>
          </table:table-cell>
          <table:table-cell table:style-name="ce7" office:value-type="string">
            <text:p>u</text:p>
          </table:table-cell>
          <table:table-cell table:style-name="ce8" office:value-type="string">
            <text:p>1.66053906660 × 10⁻²⁷ kg</text:p>
          </table:table-cell>
          <table:table-cell office:value-type="string">
            <text:p>u = 1 / Nₐ × escala de acción mínima</text:p>
          </table:table-cell>
          <table:table-cell office:value-type="string">
            <text:p>m = Nₐu</text:p>
          </table:table-cell>
          <table:table-cell table:style-name="Excel_20_Built-in_20_Normal"/>
          <table:table-cell table:style-name="Excel_20_Built-in_20_Normal" office:value-type="string">
            <text:p>1 / (6.02214076e23) × 1.112121e-3 ≈ 1.6605390666e-27</text:p>
          </table:table-cell>
        </table:table-row>
        <table:table-row table:style-name="ro3">
          <table:table-cell office:value-type="string">
            <text:p>Fase cuántica avanzada</text:p>
          </table:table-cell>
          <table:table-cell office:value-type="string">
            <text:p>Longitud de Bohr</text:p>
          </table:table-cell>
          <table:table-cell table:style-name="ce7" office:value-type="string">
            <text:p>a₀</text:p>
          </table:table-cell>
          <table:table-cell table:style-name="ce8" office:value-type="string">
            <text:p>5.29177210903 × 10⁻¹¹ m</text:p>
          </table:table-cell>
          <table:table-cell office:value-type="string">
            <text:p>a₀ ∝ equilibrio entre ∇φ e interacción radial e⁻–p⁺</text:p>
          </table:table-cell>
          <table:table-cell office:value-type="string">
            <text:p>a₀ = ℏ² / (mₑe²)</text:p>
          </table:table-cell>
          <table:table-cell table:style-name="Excel_20_Built-in_20_Normal" office:value-type="string">
            <text:p>k14 = a₀ × ∇φ</text:p>
          </table:table-cell>
          <table:table-cell table:style-name="Excel_20_Built-in_20_Normal"/>
        </table:table-row>
        <table:table-row table:style-name="ro3">
          <table:table-cell office:value-type="string">
            <text:p>Fase de energía</text:p>
          </table:table-cell>
          <table:table-cell office:value-type="string">
            <text:p>Tiempo de vida del electrón</text:p>
          </table:table-cell>
          <table:table-cell table:style-name="ce7" office:value-type="string">
            <text:p>τₑ</text:p>
          </table:table-cell>
          <table:table-cell table:style-name="ce8" office:value-type="string">
            <text:p>≥ 6.6 × 10²⁸ años (teórico)</text:p>
          </table:table-cell>
          <table:table-cell office:value-type="string">
            <text:p>τₑ ∝ estabilidad del entrelazamiento e⁻ / red vacía</text:p>
          </table:table-cell>
          <table:table-cell office:value-type="string">
            <text:p>No decae (experimentalmente estable)</text:p>
          </table:table-cell>
          <table:table-cell table:style-name="Excel_20_Built-in_20_Normal" office:value-type="string">
            <text:p>k15 = τₑ × red</text:p>
          </table:table-cell>
          <table:table-cell table:style-name="Excel_20_Built-in_20_Normal"/>
        </table:table-row>
        <table:table-row table:style-name="ro3">
          <table:table-cell office:value-type="string">
            <text:p>Fase fotónica</text:p>
          </table:table-cell>
          <table:table-cell office:value-type="string">
            <text:p>Longitud de onda de transición</text:p>
          </table:table-cell>
          <table:table-cell table:style-name="ce7" office:value-type="string">
            <text:p>λ</text:p>
          </table:table-cell>
          <table:table-cell table:style-name="ce8" office:value-type="string">
            <text:p>≈ 4.9 × 10⁻¹¹ m (hidrógeno)</text:p>
          </table:table-cell>
          <table:table-cell office:value-type="string">
            <text:p>λ ∝ 1 / ∆φ (resonancia mínima entre niveles)</text:p>
          </table:table-cell>
          <table:table-cell office:value-type="string">
            <text:p>λ = hc / ΔE</text:p>
          </table:table-cell>
          <table:table-cell table:style-name="Excel_20_Built-in_20_Normal" office:value-type="string">
            <text:p>k16 = λ × Δφ</text:p>
          </table:table-cell>
          <table:table-cell table:style-name="Excel_20_Built-in_20_Normal"/>
        </table:table-row>
        <table:table-row table:style-name="ro3">
          <table:table-cell office:value-type="string">
            <text:p>Fase electromagnética</text:p>
          </table:table-cell>
          <table:table-cell office:value-type="string">
            <text:p>Constante de Faraday</text:p>
          </table:table-cell>
          <table:table-cell table:style-name="ce7" office:value-type="string">
            <text:p>F</text:p>
          </table:table-cell>
          <table:table-cell table:style-name="ce8" office:value-type="string">
            <text:p>9.6495109 × 10⁴ C/mol</text:p>
          </table:table-cell>
          <table:table-cell office:value-type="string">
            <text:p>F = e × Nₐ (estructura colectiva de carga)</text:p>
          </table:table-cell>
          <table:table-cell office:value-type="string">
            <text:p>F = e × Nₐ</text:p>
          </table:table-cell>
          <table:table-cell table:style-name="Excel_20_Built-in_20_Normal"/>
          <table:table-cell table:style-name="Excel_20_Built-in_20_Normal" office:value-type="string">
            <text:p>1.602176634e-19 × 6.02214076e23 ≈ 96485.332</text:p>
          </table:table-cell>
        </table:table-row>
        <table:table-row table:style-name="ro3">
          <table:table-cell office:value-type="string">
            <text:p>Fase fotovoltaica</text:p>
          </table:table-cell>
          <table:table-cell office:value-type="string">
            <text:p>Eficiencia de celdas solares</text:p>
          </table:table-cell>
          <table:table-cell table:style-name="ce7" office:value-type="string">
            <text:p>η</text:p>
          </table:table-cell>
          <table:table-cell table:style-name="ce8" office:value-type="string">
            <text:p>≈ 15–20 %</text:p>
          </table:table-cell>
          <table:table-cell office:value-type="string">
            <text:p>η ∝ acoplamiento entre trama fotónica y red semiconductora</text:p>
          </table:table-cell>
          <table:table-cell office:value-type="string">
            <text:p>P = η × A × I</text:p>
          </table:table-cell>
          <table:table-cell table:style-name="Excel_20_Built-in_20_Normal" office:value-type="string">
            <text:p>k17 = η / acoplamiento</text:p>
          </table:table-cell>
          <table:table-cell table:style-name="Excel_20_Built-in_20_Normal" office:value-type="string">
            <text:p>k16 = λ × Δφ</text:p>
          </table:table-cell>
        </table:table-row>
        <table:table-row table:style-name="ro4">
          <table:table-cell table:style-name="Default" table:number-columns-repeated="5"/>
          <table:table-cell table:style-name="ce10"/>
          <table:table-cell table:style-name="Default"/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table:style-name="ce2" office:value-type="string">
            <text:p>Fase SQE Emergente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Símbolo</text:p>
          </table:table-cell>
          <table:table-cell table:style-name="ce2" office:value-type="string">
            <text:p>Valor CODATA</text:p>
          </table:table-cell>
          <table:table-cell table:style-name="ce2" office:value-type="string">
            <text:p>Fórmula Emergente SQE</text:p>
          </table:table-cell>
          <table:table-cell table:style-name="ce2" office:value-type="string">
            <text:p>Fórmula Clásica Conocida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cuántica avanzada</text:p>
          </table:table-cell>
          <table:table-cell office:value-type="string">
            <text:p>Masa del muón</text:p>
          </table:table-cell>
          <table:table-cell office:value-type="string">
            <text:p>m₍ᵤ₎</text:p>
          </table:table-cell>
          <table:table-cell office:value-type="string">
            <text:p>0.1134289259 u</text:p>
          </table:table-cell>
          <table:table-cell office:value-type="string">
            <text:p>m₍ᵤ₎ ∝ 1 / τ₍ᵤ₎(Δc)</text:p>
          </table:table-cell>
          <table:table-cell office:value-type="string">
            <text:p>E = m₍ᵤ₎ c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cuántica avanzada</text:p>
          </table:table-cell>
          <table:table-cell office:value-type="string">
            <text:p>Masa del tau</text:p>
          </table:table-cell>
          <table:table-cell office:value-type="string">
            <text:p>m₍τ₎</text:p>
          </table:table-cell>
          <table:table-cell office:value-type="string">
            <text:p>3.16747 × 10⁻²⁷ kg</text:p>
          </table:table-cell>
          <table:table-cell office:value-type="string">
            <text:p>m₍τ₎ ∝ 1 / τ₍τ₎(Δc)</text:p>
          </table:table-cell>
          <table:table-cell office:value-type="string">
            <text:p>E = m₍τ₎ c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débil</text:p>
          </table:table-cell>
          <table:table-cell office:value-type="string">
            <text:p>Constante de Fermi</text:p>
          </table:table-cell>
          <table:table-cell office:value-type="string">
            <text:p>G_F</text:p>
          </table:table-cell>
          <table:table-cell office:value-type="string">
            <text:p>1.166 3787 × 10⁻⁵ GeV⁻²</text:p>
          </table:table-cell>
          <table:table-cell office:value-type="string">
            <text:p>G_F ∝ δφ² / τ_weak(Δc)</text:p>
          </table:table-cell>
          <table:table-cell office:value-type="string">
            <text:p>G_F / (ℏ c)³ = 1.166 3787 × 10⁻⁵ GeV⁻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débil</text:p>
          </table:table-cell>
          <table:table-cell office:value-type="string">
            <text:p>Ángulo de mezcla débil</text:p>
          </table:table-cell>
          <table:table-cell office:value-type="string">
            <text:p>sin²θ_W</text:p>
          </table:table-cell>
          <table:table-cell office:value-type="string">
            <text:p>0.23129(4)</text:p>
          </table:table-cell>
          <table:table-cell office:value-type="string">
            <text:p>sin²θ_W ∝ ∆φ_sym_break(Δc)</text:p>
          </table:table-cell>
          <table:table-cell office:value-type="string">
            <text:p>Valor adimensional estándar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débil</text:p>
          </table:table-cell>
          <table:table-cell office:value-type="string">
            <text:p>Masa del bosón W</text:p>
          </table:table-cell>
          <table:table-cell office:value-type="string">
            <text:p>m_W</text:p>
          </table:table-cell>
          <table:table-cell office:value-type="string">
            <text:p>80.3692(133) GeV/c²</text:p>
          </table:table-cell>
          <table:table-cell office:value-type="string">
            <text:p>m_W ∝ 1 / τ_W(Δc)</text:p>
          </table:table-cell>
          <table:table-cell office:value-type="string">
            <text:p>E = m_W c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débil</text:p>
          </table:table-cell>
          <table:table-cell office:value-type="string">
            <text:p>Masa del bosón Z</text:p>
          </table:table-cell>
          <table:table-cell office:value-type="string">
            <text:p>m_Z</text:p>
          </table:table-cell>
          <table:table-cell office:value-type="string">
            <text:p>91.1880(20) GeV/c²</text:p>
          </table:table-cell>
          <table:table-cell office:value-type="string">
            <text:p>m_Z ∝ 1 / τ_Z(Δc)</text:p>
          </table:table-cell>
          <table:table-cell office:value-type="string">
            <text:p>E = m_Z c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cromodinámica</text:p>
          </table:table-cell>
          <table:table-cell office:value-type="string">
            <text:p>Acoplamiento fuerte (en escala M_Z)</text:p>
          </table:table-cell>
          <table:table-cell office:value-type="string">
            <text:p>αₛ(M_Z)</text:p>
          </table:table-cell>
          <table:table-cell office:value-type="string">
            <text:p>0.1180(9)</text:p>
          </table:table-cell>
          <table:table-cell office:value-type="string">
            <text:p>αₛ ∝ gₛ² / (ℏ c)</text:p>
          </table:table-cell>
          <table:table-cell office:value-type="string">
            <text:p>Valor adimensional estándar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magnética</text:p>
          </table:table-cell>
          <table:table-cell office:value-type="string">
            <text:p>Constante de Josephson</text:p>
          </table:table-cell>
          <table:table-cell office:value-type="string">
            <text:p>K_J</text:p>
          </table:table-cell>
          <table:table-cell office:value-type="string">
            <text:p>4.835978484 × 10⁴ Ghz/V</text:p>
          </table:table-cell>
          <table:table-cell office:value-type="string">
            <text:p>K_J = 2e / h</text:p>
          </table:table-cell>
          <table:table-cell office:value-type="string">
            <text:p>K_J = 2e / 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electromagnética</text:p>
          </table:table-cell>
          <table:table-cell office:value-type="string">
            <text:p>Constante de von Klitzing</text:p>
          </table:table-cell>
          <table:table-cell office:value-type="string">
            <text:p>R_K</text:p>
          </table:table-cell>
          <table:table-cell office:value-type="string">
            <text:p>25 812.80745 Ω</text:p>
          </table:table-cell>
          <table:table-cell office:value-type="string">
            <text:p>R_K = h / e²</text:p>
          </table:table-cell>
          <table:table-cell office:value-type="string">
            <text:p>R_K = h / e²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gravitacional</text:p>
          </table:table-cell>
          <table:table-cell office:value-type="string">
            <text:p>Constante gravitacional reducida</text:p>
          </table:table-cell>
          <table:table-cell office:value-type="string">
            <text:p>κ</text:p>
          </table:table-cell>
          <table:table-cell office:value-type="string">
            <text:p>8 π G / c²</text:p>
          </table:table-cell>
          <table:table-cell office:value-type="string">
            <text:p>κ ∝ Δc / τ_G</text:p>
          </table:table-cell>
          <table:table-cell office:value-type="string">
            <text:p>κ = 8 π G / c²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>
            <text:p>Fase cosmológica</text:p>
          </table:table-cell>
          <table:table-cell office:value-type="string">
            <text:p>Longitud de Planck</text:p>
          </table:table-cell>
          <table:table-cell office:value-type="string">
            <text:p>ℓₚ</text:p>
          </table:table-cell>
          <table:table-cell office:value-type="string">
            <text:p>1.616255 × 10⁻³⁵ m</text:p>
          </table:table-cell>
          <table:table-cell office:value-type="string">
            <text:p>ℓₚ ∝ √(ℏG / c³) (escala mínima de conexión espacio-temporal)</text:p>
          </table:table-cell>
          <table:table-cell office:value-type="string">
            <text:p>ℓₚ = √(ℏG / c³)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cosmológica</text:p>
          </table:table-cell>
          <table:table-cell office:value-type="string">
            <text:p>Tiempo de Planck</text:p>
          </table:table-cell>
          <table:table-cell office:value-type="string">
            <text:p>tₚ</text:p>
          </table:table-cell>
          <table:table-cell office:value-type="string">
            <text:p>5.391 × 10⁻⁴⁴ s</text:p>
          </table:table-cell>
          <table:table-cell office:value-type="string">
            <text:p>tₚ ∝ √(ℏG / c⁵) (ritmo mínimo de cambio coherente)</text:p>
          </table:table-cell>
          <table:table-cell office:value-type="string">
            <text:p>tₚ = √(ℏG / c⁵)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ase cosmológica</text:p>
          </table:table-cell>
          <table:table-cell office:value-type="string">
            <text:p>Densidad crítica del universo</text:p>
          </table:table-cell>
          <table:table-cell office:value-type="string">
            <text:p>ρ_crit</text:p>
          </table:table-cell>
          <table:table-cell office:value-type="string">
            <text:p>9.47 × 10⁻²⁷ kg/m³</text:p>
          </table:table-cell>
          <table:table-cell office:value-type="string">
            <text:p>ρ_crit ∝ 1 / G × H² (umbral de acoplamiento gravitacional global)</text:p>
          </table:table-cell>
          <table:table-cell office:value-type="string">
            <text:p>ρ_crit = 3H² / (8πG)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>
            <text:p>Fase cosmológica</text:p>
          </table:table-cell>
          <table:table-cell office:value-type="string">
            <text:p>Constante cosmológica</text:p>
          </table:table-cell>
          <table:table-cell office:value-type="string">
            <text:p>Λ</text:p>
          </table:table-cell>
          <table:table-cell office:value-type="string">
            <text:p>1.1056 × 10⁻⁵² m⁻²</text:p>
          </table:table-cell>
          <table:table-cell office:value-type="string">
            <text:p>Λ ∝ ∇φ_vacío² (coherencia residual del vacío en gran escala)</text:p>
          </table:table-cell>
          <table:table-cell office:value-type="string">
            <text:p>Ecuación de Einstein: R_{μν} - ½g_{μν}R + Λg_{μν} = 8πGT_{μν}</text:p>
          </table:table-cell>
          <table:table-cell table:style-name="Default"/>
          <table:table-cell/>
        </table:table-row>
        <table:table-row table:style-name="ro1">
          <table:table-cell table:style-name="ce4" office:value-type="string">
            <text:p>Fase térmica cósmica</text:p>
          </table:table-cell>
          <table:table-cell office:value-type="string">
            <text:p>Temperatura del fondo cósmico</text:p>
          </table:table-cell>
          <table:table-cell office:value-type="string">
            <text:p>T_CMB</text:p>
          </table:table-cell>
          <table:table-cell office:value-type="string">
            <text:p>2.725 K</text:p>
          </table:table-cell>
          <table:table-cell office:value-type="string">
            <text:p>T_CMB ∝ estado basal térmico de la red tras el desacoplamiento cuántico</text:p>
          </table:table-cell>
          <table:table-cell office:value-type="string">
            <text:p>T_CMB = T₀ (medido)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3">
          <table:table-cell table:style-name="ce4" office:value-type="string">
            <text:p>Variables Interesantes</text:p>
          </table:table-cell>
          <table:table-cell office:value-type="string">
            <text:p>Radiación de cuerpo negro</text:p>
          </table:table-cell>
          <table:table-cell table:style-name="ce7" office:value-type="string">
            <text:p>Iₓ</text:p>
          </table:table-cell>
          <table:table-cell table:style-name="ce8" office:value-type="string">
            <text:p>3.0 × 10⁶ W/m²·K⁴</text:p>
          </table:table-cell>
          <table:table-cell office:value-type="string">
            <text:p>Iₓ ∝ Δφ térmico × red acoplada</text:p>
          </table:table-cell>
          <table:table-cell office:value-type="string">
            <text:p>Iₓ = σT⁴</text:p>
          </table:table-cell>
          <table:table-cell table:style-name="Excel_20_Built-in_20_Normal" office:value-type="string">
            <text:p>k12 = Iₓ / Δφ</text:p>
          </table:table-cell>
          <table:table-cell table:style-name="Excel_20_Built-in_20_Normal"/>
        </table:table-row>
        <table:table-row table:style-name="ro1" table:number-rows-repeated="3">
          <table:table-cell table:style-name="Default" table:number-columns-repeated="7"/>
          <table:table-cell/>
        </table:table-row>
        <table:table-row table:style-name="ro2">
          <table:table-cell table:style-name="ce1" office:value-type="string" table:number-columns-spanned="6" table:number-rows-spanned="1">
            <text:p>Roadmap de la Cosmogénesis en el Modelo SQE</text:p>
          </table:table-cell>
          <table:covered-table-cell table:number-columns-repeated="5" table:style-name="Default"/>
          <table:table-cell table:style-name="Default"/>
          <table:table-cell/>
        </table:table-row>
        <table:table-row table:style-name="ro1">
          <table:table-cell table:style-name="ce2" office:value-type="string">
            <text:p>Fase</text:p>
          </table:table-cell>
          <table:table-cell table:style-name="ce2" office:value-type="string">
            <text:p>Constante</text:p>
          </table:table-cell>
          <table:table-cell table:style-name="ce2" office:value-type="string">
            <text:p>Fórmula de Emergencia</text:p>
          </table:table-cell>
          <table:table-cell table:style-name="ce2" office:value-type="string">
            <text:p>Valor o Expresión</text:p>
          </table:table-cell>
          <table:table-cell table:style-name="ce2" office:value-type="string">
            <text:p>Siguiente Constante o Átomo</text:p>
          </table:table-cell>
          <table:table-cell table:style-name="ce2" office:value-type="string">
            <text:p>Fórmula de Emergencia Siguiente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>
            <text:p>Fase 0</text:p>
          </table:table-cell>
          <table:table-cell office:value-type="string">
            <text:p>Constantes Fundamentales (ε₀, μ₀)</text:p>
          </table:table-cell>
          <table:table-cell office:value-type="string">
            <text:p>Leyes de Maxwell: ∇ • E = 0, ∇ • B = 0, etc.</text:p>
          </table:table-cell>
          <table:table-cell office:value-type="string">
            <text:p>Dependen de la estructura cuántica del vacío</text:p>
          </table:table-cell>
          <table:table-cell office:value-type="string">
            <text:p>Gravedad (Mecánica Cuántica)</text:p>
          </table:table-cell>
          <table:table-cell office:value-type="string">
            <text:p>Relación entre entrelazamiento cuántico y curvatura del espacio-tiempo</text:p>
          </table:table-cell>
          <table:table-cell table:style-name="ce2"/>
          <table:table-cell/>
        </table:table-row>
        <table:table-row table:style-name="ro1">
          <table:table-cell table:style-name="ce5" office:value-type="string">
            <text:p>Fase 1</text:p>
          </table:table-cell>
          <table:table-cell office:value-type="string">
            <text:p>Gravedad cuántica</text:p>
          </table:table-cell>
          <table:table-cell office:value-type="string">
            <text:p>∇ • G = ρ, ∇ x G = μ₀ ε₀ ∂ E/∂t</text:p>
          </table:table-cell>
          <table:table-cell office:value-type="string">
            <text:p>Relación cuántica entre gravitones y espacio-tiempo</text:p>
          </table:table-cell>
          <table:table-cell office:value-type="string">
            <text:p>Partículas Elementales (Campo Higgs)</text:p>
          </table:table-cell>
          <table:table-cell office:value-type="string">
            <text:p>Higgs: ϕ(x) = η (campo escalar que da masa)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ase 2</text:p>
          </table:table-cell>
          <table:table-cell office:value-type="string">
            <text:p>Masa</text:p>
          </table:table-cell>
          <table:table-cell office:value-type="string">
            <text:p>Fórmula de Higgs: m = gϕ₀</text:p>
          </table:table-cell>
          <table:table-cell office:value-type="string">
            <text:p>Aparición de partículas como electrones, quarks</text:p>
          </table:table-cell>
          <table:table-cell office:value-type="string">
            <text:p>Interacciones electromagnéticas</text:p>
          </table:table-cell>
          <table:table-cell office:value-type="string">
            <text:p>Ecuación de Maxwell para campos electromagnético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ase 3</text:p>
          </table:table-cell>
          <table:table-cell office:value-type="string">
            <text:p>Interacciones Cuánticas</text:p>
          </table:table-cell>
          <table:table-cell office:value-type="string">
            <text:p>Ecuaciones de Dirac para partículas cargadas</text:p>
          </table:table-cell>
          <table:table-cell office:value-type="string">
            <text:p>Propiedades cuánticas de las partículas (espín, carga)</text:p>
          </table:table-cell>
          <table:table-cell office:value-type="string">
            <text:p>Átomos</text:p>
          </table:table-cell>
          <table:table-cell office:value-type="string">
            <text:p>Ecuaciones de Schrödinger para átomos (Hidrógeno, Helio)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ase 4</text:p>
          </table:table-cell>
          <table:table-cell office:value-type="string">
            <text:p>Formación de Átomos</text:p>
          </table:table-cell>
          <table:table-cell office:value-type="string">
            <text:p>Solución de la ecuación de Schrödinger: Hψ = Eψ</text:p>
          </table:table-cell>
          <table:table-cell office:value-type="string">
            <text:p>Función de onda de los primeros átomos (Hidrógeno)</text:p>
          </table:table-cell>
          <table:table-cell office:value-type="string">
            <text:p>Primeras Estrellas</text:p>
          </table:table-cell>
          <table:table-cell office:value-type="string">
            <text:p>Formación de plasma y fusión nuclear en estrella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ase 5</text:p>
          </table:table-cell>
          <table:table-cell office:value-type="string">
            <text:p>Estructuras Cósmicas</text:p>
          </table:table-cell>
          <table:table-cell office:value-type="string">
            <text:p>Relatividad General: Rμν - (1/2)gμνR = 8πGTμν</text:p>
          </table:table-cell>
          <table:table-cell office:value-type="string">
            <text:p>Formación de agujeros negros, galaxias y cúmulos</text:p>
          </table:table-cell>
          <table:table-cell office:value-type="string">
            <text:p>Entropía cuántica</text:p>
          </table:table-cell>
          <table:table-cell office:value-type="string">
            <text:p>Ecuación de Boltzmann para estructuras estelare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ase 6</text:p>
          </table:table-cell>
          <table:table-cell office:value-type="string">
            <text:p>Vida</text:p>
          </table:table-cell>
          <table:table-cell office:value-type="string">
            <text:p>Teoría de la Evolución Cuántica</text:p>
          </table:table-cell>
          <table:table-cell office:value-type="string">
            <text:p>Propiedades cuánticas que permiten la formación de vida</text:p>
          </table:table-cell>
          <table:table-cell office:value-type="string">
            <text:p>Sistemas Biológicos</text:p>
          </table:table-cell>
          <table:table-cell office:value-type="string">
            <text:p>Entropía negativa en sistemas biológicos</text:p>
          </table:table-cell>
          <table:table-cell table:number-columns-repeated="2"/>
        </table:table-row>
        <table:table-row table:style-name="ro1">
          <table:table-cell table:style-name="ce4" table:number-columns-spanned="6" table:number-rows-spanned="1"/>
          <table:covered-table-cell table:number-columns-repeated="5" table:style-name="Default"/>
          <table:table-cell table:number-columns-repeated="2"/>
        </table:table-row>
        <table:table-row table:style-name="ro1">
          <table:table-cell office:value-type="string" table:number-columns-spanned="6" table:number-rows-spanned="1">
            <text:p><text:s/></text:p>
          </table:table-cell>
          <table:covered-table-cell table:number-columns-repeated="5" table:style-name="Default"/>
          <table:table-cell table:number-columns-repeated="2"/>
        </table:table-row>
        <table:table-row table:style-name="ro2">
          <table:table-cell table:style-name="ce1" office:value-type="string" table:number-columns-spanned="6" table:number-rows-spanned="1">
            <text:p>Explicación del Roadmap: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Fase: Describe la etapa de la cosmogénesis en la que nos encontramos (por ejemplo, la aparición de la gravedad cuántica o la formación de partículas)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Constante: La constante o propiedad que surge en esa fase (por ejemplo, la constante de gravitación, o la constante de permeabilidad magnética μ₀)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Fórmula de Emergencia: La ecuación o conjunto de ecuaciones que definen cómo la constante se relaciona con otras entidades cuánticas en esa fase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Valor o Expresión: El valor o expresión que define esa constante o la forma en que se manifiesta en la realidad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Siguiente Constante o Átomo: Indica qué es lo siguiente en aparecer como consecuencia del paso previo, ya sea una nueva constante fundamental o una entidad más compleja (como partículas, átomos, etc.)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ce5" office:value-type="string" table:number-columns-spanned="6" table:number-rows-spanned="1">
            <text:p>Fórmula de Emergencia Siguiente: Aquí se especifica cómo la siguiente constante o entidad es emergente a partir de la fase previa, utilizando sus fórmulas y relaciones.</text:p>
          </table:table-cell>
          <table:covered-table-cell table:number-columns-repeated="5" table:style-name="Default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 table:style-name="ce1"/>
          <table:table-cell table:style-name="Default" table:number-columns-repeated="6"/>
          <table:table-cell/>
        </table:table-row>
        <table:table-row table:style-name="ro1">
          <table:table-cell table:style-name="ce2" office:value-type="string">
            <text:p>Nº</text:p>
          </table:table-cell>
          <table:table-cell table:style-name="ce2" office:value-type="string">
            <text:p>Constante</text:p>
          </table:table-cell>
          <table:table-cell table:style-name="ce2" office:value-type="string">
            <text:p>Símbolo</text:p>
          </table:table-cell>
          <table:table-cell table:style-name="ce2" office:value-type="string">
            <text:p>Valor CODATA</text:p>
          </table:table-cell>
          <table:table-cell table:style-name="ce2" office:value-type="string">
            <text:p>Fase SQE</text:p>
          </table:table-cell>
          <table:table-cell table:style-name="ce2" office:value-type="string">
            <text:p>Corrección Retroactiva</text:p>
          </table:table-cell>
          <table:table-cell table:style-name="ce2" office:value-type="string">
            <text:p>Notas SQE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elocidad de la luz en el vacío</text:p>
          </table:table-cell>
          <table:table-cell office:value-type="string">
            <text:p>c</text:p>
          </table:table-cell>
          <table:table-cell office:value-type="string">
            <text:p>299 792 458 m/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Límite base de propagación. Axioma de fase 0.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nstante de Planck</text:p>
          </table:table-cell>
          <table:table-cell office:value-type="string">
            <text:p>h</text:p>
          </table:table-cell>
          <table:table-cell office:value-type="string">
            <text:p>6.62607015 × 10⁻³⁴ J·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Límite de acción mínima. Base cuántica.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nstante de Planck reducida</text:p>
          </table:table-cell>
          <table:table-cell office:value-type="string">
            <text:p>ℏ</text:p>
          </table:table-cell>
          <table:table-cell office:value-type="string">
            <text:p>1.0545718 × 10⁻³⁴ J·s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rivada de h. Igual de fundamental.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onstante de Boltzmann (implícita)</text:p>
          </table:table-cell>
          <table:table-cell office:value-type="string">
            <text:p>k</text:p>
          </table:table-cell>
          <table:table-cell office:value-type="string">
            <text:p>1.380649 × 10⁻²³ J/K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Establece umbral térmico-informacional.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Masa del electrón</text:p>
          </table:table-cell>
          <table:table-cell office:value-type="string">
            <text:p>mₑ</text:p>
          </table:table-cell>
          <table:table-cell office:value-type="string">
            <text:p>9.10938356 × 10⁻³¹ kg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string">
            <text:p>Puede verse afectada por campos emergentes (Higgs, coherencia).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arga elemental</text:p>
          </table:table-cell>
          <table:table-cell office:value-type="string">
            <text:p>e</text:p>
          </table:table-cell>
          <table:table-cell office:value-type="string">
            <text:p>1.602176634 × 10⁻¹⁹ C</text:p>
          </table:table-cell>
          <table:table-cell office:value-type="float" office:value="1">
            <text:p>1</text:p>
          </table:table-cell>
          <table:table-cell office:value-type="string">
            <text:p>Posible</text:p>
          </table:table-cell>
          <table:table-cell office:value-type="string">
            <text:p>Podría tener versiones efectivas según fase de campo.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rga del electrón</text:p>
          </table:table-cell>
          <table:table-cell office:value-type="string">
            <text:p>qₑ</text:p>
          </table:table-cell>
          <table:table-cell office:value-type="string">
            <text:p>−1.602176634 × 10⁻¹⁹ C</text:p>
          </table:table-cell>
          <table:table-cell office:value-type="float" office:value="1">
            <text:p>1</text:p>
          </table:table-cell>
          <table:table-cell office:value-type="string">
            <text:p>Posible</text:p>
          </table:table-cell>
          <table:table-cell office:value-type="string">
            <text:p>Igual que e, con signo.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asa del protón</text:p>
          </table:table-cell>
          <table:table-cell office:value-type="string">
            <text:p>mₚ</text:p>
          </table:table-cell>
          <table:table-cell office:value-type="string">
            <text:p>1.672621923 × 10⁻²⁷ kg</text:p>
          </table:table-cell>
          <table:table-cell office:value-type="float" office:value="1">
            <text:p>1</text:p>
          </table:table-cell>
          <table:table-cell office:value-type="string">
            <text:p>Sí</text:p>
          </table:table-cell>
          <table:table-cell office:value-type="string">
            <text:p>Influida por coherencia fuerte / campo gluónico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Masa del neutrino</text:p>
          </table:table-cell>
          <table:table-cell office:value-type="string">
            <text:p>mν</text:p>
          </table:table-cell>
          <table:table-cell office:value-type="string">
            <text:p>≈ 0 (límite experimental)</text:p>
          </table:table-cell>
          <table:table-cell office:value-type="float" office:value="2">
            <text:p>2</text:p>
          </table:table-cell>
          <table:table-cell office:value-type="string">
            <text:p>Alta probabilidad</text:p>
          </table:table-cell>
          <table:table-cell office:value-type="string">
            <text:p>Emergente solo en fases de coherencia extendida.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úmero de Avogadro</text:p>
          </table:table-cell>
          <table:table-cell office:value-type="string">
            <text:p>Nₐ</text:p>
          </table:table-cell>
          <table:table-cell office:value-type="string">
            <text:p>6.02214076 × 10²³ mol⁻¹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Valor definido exacto hoy. Más escala que constante dinámica.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ermisividad del vacío</text:p>
          </table:table-cell>
          <table:table-cell office:value-type="string">
            <text:p>ε₀</text:p>
          </table:table-cell>
          <table:table-cell office:value-type="string">
            <text:p>8.854187817 × 10⁻¹² C²/N·m²</text:p>
          </table:table-cell>
          <table:table-cell office:value-type="float" office:value="2">
            <text:p>2</text:p>
          </table:table-cell>
          <table:table-cell office:value-type="string">
            <text:p>Posible</text:p>
          </table:table-cell>
          <table:table-cell office:value-type="string">
            <text:p>Emergente del campo electromagnético estructurado.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eabilidad del vacío</text:p>
          </table:table-cell>
          <table:table-cell office:value-type="string">
            <text:p>μ₀</text:p>
          </table:table-cell>
          <table:table-cell office:value-type="string">
            <text:p>4π × 10⁻⁷ N·A⁻²</text:p>
          </table:table-cell>
          <table:table-cell office:value-type="float" office:value="2">
            <text:p>2</text:p>
          </table:table-cell>
          <table:table-cell office:value-type="string">
            <text:p>Posible</text:p>
          </table:table-cell>
          <table:table-cell office:value-type="string">
            <text:p>Idéntico caso a ε₀. Relacionada con propagación de campo.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onstante de Coulomb</text:p>
          </table:table-cell>
          <table:table-cell office:value-type="string">
            <text:p>kₑ</text:p>
          </table:table-cell>
          <table:table-cell office:value-type="string">
            <text:p>8.987551787 × 10⁹ N·m²/C²</text:p>
          </table:table-cell>
          <table:table-cell office:value-type="float" office:value="2">
            <text:p>2</text:p>
          </table:table-cell>
          <table:table-cell office:value-type="string">
            <text:p>Posible</text:p>
          </table:table-cell>
          <table:table-cell office:value-type="string">
            <text:p>Derivada de ε₀ y μ₀. Depende de coherencia electromagnética.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onstante de gravitación universal</text:p>
          </table:table-cell>
          <table:table-cell office:value-type="string">
            <text:p>G</text:p>
          </table:table-cell>
          <table:table-cell office:value-type="string">
            <text:p>6.67430 × 10⁻¹¹ m³/kg/s²</text:p>
          </table:table-cell>
          <table:table-cell office:value-type="float" office:value="3">
            <text:p>3</text:p>
          </table:table-cell>
          <table:table-cell office:value-type="string">
            <text:p>Sí</text:p>
          </table:table-cell>
          <table:table-cell office:value-type="string">
            <text:p>Emergente. No fundamental en SQE. Modificable según campo coherente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onstante de gas ideal</text:p>
          </table:table-cell>
          <table:table-cell office:value-type="string">
            <text:p>R</text:p>
          </table:table-cell>
          <table:table-cell office:value-type="string">
            <text:p>8.314462618 J/mol·K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Relacional, estadística. Emerje en sistemas moleculares.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Constante de Stefan-Boltzmann</text:p>
          </table:table-cell>
          <table:table-cell office:value-type="string">
            <text:p>σ</text:p>
          </table:table-cell>
          <table:table-cell office:value-type="string">
            <text:p>5.670374419 × 10⁻⁸ W/m²·K⁴</text:p>
          </table:table-cell>
          <table:table-cell office:value-type="float" office:value="4">
            <text:p>4</text:p>
          </table:table-cell>
          <table:table-cell office:value-type="string">
            <text:p>Posible</text:p>
          </table:table-cell>
          <table:table-cell office:value-type="string">
            <text:p>Relacional, emergente con radiación coherente.</text:p>
          </table:table-cell>
          <table:table-cell/>
        </table:table-row>
        <table:table-row table:style-name="ro3">
          <table:table-cell table:style-name="ce6" office:value-type="float" office:value="17">
            <text:p>17</text:p>
          </table:table-cell>
          <table:table-cell office:value-type="string">
            <text:p>Capacidad calorífica molar del agua</text:p>
          </table:table-cell>
          <table:table-cell table:style-name="ce6" office:value-type="string">
            <text:p>Cₚ</text:p>
          </table:table-cell>
          <table:table-cell table:style-name="ce6" office:value-type="string">
            <text:p>75.3 J/mol·K</text:p>
          </table:table-cell>
          <table:table-cell office:value-type="float" office:value="4">
            <text:p>4</text:p>
          </table:table-cell>
          <table:table-cell office:value-type="string">
            <text:p>Sí (biofase)</text:p>
          </table:table-cell>
          <table:table-cell office:value-type="string">
            <text:p>Influida por estructura molecular fina y coherencia líquida.</text:p>
          </table:table-cell>
          <table:table-cell/>
        </table:table-row>
        <table:table-row table:style-name="ro3">
          <table:table-cell table:style-name="ce6" office:value-type="float" office:value="18">
            <text:p>18</text:p>
          </table:table-cell>
          <table:table-cell office:value-type="string">
            <text:p>Entalpía de formación del agua</text:p>
          </table:table-cell>
          <table:table-cell table:style-name="ce6" office:value-type="string">
            <text:p>ΔHₒ</text:p>
          </table:table-cell>
          <table:table-cell table:style-name="ce6" office:value-type="string">
            <text:p>−285.83 kJ/mol</text:p>
          </table:table-cell>
          <table:table-cell office:value-type="float" office:value="4">
            <text:p>4</text:p>
          </table:table-cell>
          <table:table-cell office:value-type="string">
            <text:p>Sí</text:p>
          </table:table-cell>
          <table:table-cell office:value-type="string">
            <text:p>Emergente de enlaces moleculares. Influida por coherencia local.</text:p>
          </table:table-cell>
          <table:table-cell/>
        </table:table-row>
        <table:table-row table:style-name="ro3">
          <table:table-cell table:style-name="ce6" office:value-type="float" office:value="19">
            <text:p>19</text:p>
          </table:table-cell>
          <table:table-cell office:value-type="string">
            <text:p>Masa atómica unificada</text:p>
          </table:table-cell>
          <table:table-cell table:style-name="ce6" office:value-type="string">
            <text:p>u</text:p>
          </table:table-cell>
          <table:table-cell table:style-name="ce6" office:value-type="string">
            <text:p>1.66053906660 × 10⁻²⁷ kg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Escala de referencia; no dinámica.</text:p>
          </table:table-cell>
          <table:table-cell/>
        </table:table-row>
        <table:table-row table:style-name="ro3">
          <table:table-cell table:style-name="ce6" office:value-type="float" office:value="20">
            <text:p>20</text:p>
          </table:table-cell>
          <table:table-cell office:value-type="string">
            <text:p>Longitud de Bohr</text:p>
          </table:table-cell>
          <table:table-cell table:style-name="ce6" office:value-type="string">
            <text:p>a₀</text:p>
          </table:table-cell>
          <table:table-cell table:style-name="ce6" office:value-type="string">
            <text:p>5.29177210903 × 10⁻¹¹ m</text:p>
          </table:table-cell>
          <table:table-cell office:value-type="float" office:value="2">
            <text:p>2</text:p>
          </table:table-cell>
          <table:table-cell office:value-type="string">
            <text:p>Sí</text:p>
          </table:table-cell>
          <table:table-cell office:value-type="string">
            <text:p>Depende de mₑ y ε₀. Puede variar en campo cuántico estructurado.</text:p>
          </table:table-cell>
          <table:table-cell/>
        </table:table-row>
        <table:table-row table:style-name="ro3">
          <table:table-cell table:style-name="ce6" office:value-type="float" office:value="21">
            <text:p>21</text:p>
          </table:table-cell>
          <table:table-cell office:value-type="string">
            <text:p>Tiempo de vida del electrón</text:p>
          </table:table-cell>
          <table:table-cell table:style-name="ce6" office:value-type="string">
            <text:p>τₑ</text:p>
          </table:table-cell>
          <table:table-cell table:style-name="ce6" office:value-type="string">
            <text:p>≥ 6.6 × 10²⁸ años (teórico)</text:p>
          </table:table-cell>
          <table:table-cell office:value-type="float" office:value="1">
            <text:p>1</text:p>
          </table:table-cell>
          <table:table-cell office:value-type="string">
            <text:p>Posible</text:p>
          </table:table-cell>
          <table:table-cell office:value-type="string">
            <text:p>Hipótesis. Depende de estabilidad cuántica total.</text:p>
          </table:table-cell>
          <table:table-cell/>
        </table:table-row>
        <table:table-row table:style-name="ro3">
          <table:table-cell table:style-name="ce6" office:value-type="float" office:value="22">
            <text:p>22</text:p>
          </table:table-cell>
          <table:table-cell office:value-type="string">
            <text:p>Longitud de onda de transición (H)</text:p>
          </table:table-cell>
          <table:table-cell table:style-name="ce6" office:value-type="string">
            <text:p>λ</text:p>
          </table:table-cell>
          <table:table-cell table:style-name="ce6" office:value-type="string">
            <text:p>≈ 4.9 × 10⁻¹¹ m</text:p>
          </table:table-cell>
          <table:table-cell office:value-type="float" office:value="2">
            <text:p>2</text:p>
          </table:table-cell>
          <table:table-cell office:value-type="string">
            <text:p>Sí</text:p>
          </table:table-cell>
          <table:table-cell office:value-type="string">
            <text:p>Dependiente de estado electrónico y campo.</text:p>
          </table:table-cell>
          <table:table-cell/>
        </table:table-row>
        <table:table-row table:style-name="ro3">
          <table:table-cell table:style-name="ce6" office:value-type="float" office:value="23">
            <text:p>23</text:p>
          </table:table-cell>
          <table:table-cell office:value-type="string">
            <text:p>Constante de Faraday</text:p>
          </table:table-cell>
          <table:table-cell table:style-name="ce6" office:value-type="string">
            <text:p>F</text:p>
          </table:table-cell>
          <table:table-cell office:value-type="string">
            <text:p>9.6495109 × 10⁴ C/mol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Escala definida. Surge de e × Nₐ.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Eficiencia de celdas solares</text:p>
          </table:table-cell>
          <table:table-cell office:value-type="string">
            <text:p>η</text:p>
          </table:table-cell>
          <table:table-cell office:value-type="string">
            <text:p>≈ 15–20 %</text:p>
          </table:table-cell>
          <table:table-cell office:value-type="float" office:value="5">
            <text:p>5</text:p>
          </table:table-cell>
          <table:table-cell office:value-type="string">
            <text:p>Alta</text:p>
          </table:table-cell>
          <table:table-cell office:value-type="string">
            <text:p>Directamente dependiente de coherencia estructural y diseño biofísico.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6"/>
          <table:table-cell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6"/>
          <table:table-cell/>
        </table:table-row>
        <table:table-row table:style-name="ro4">
          <table:table-cell table:style-name="ce1"/>
          <table:table-cell table:style-name="Default" table:number-columns-repeated="6"/>
          <table:table-cell/>
        </table:table-row>
        <table:table-row table:style-name="ro4" table:number-rows-repeated="5">
          <table:table-cell table:style-name="ce5"/>
          <table:table-cell table:number-columns-repeated="7"/>
        </table:table-row>
        <table:table-row table:style-name="ro4">
          <table:table-cell table:style-name="ce5"/>
          <table:table-cell table:number-columns-repeated="2"/>
          <table:table-cell table:style-name="Default"/>
          <table:table-cell table:number-columns-repeated="4"/>
        </table:table-row>
        <table:table-row table:style-name="ro4" table:number-rows-repeated="14">
          <table:table-cell table:style-name="Default" table:number-columns-repeated="6"/>
          <table:table-cell table:number-columns-repeated="2"/>
        </table:table-row>
        <table:table-row table:style-name="ro4">
          <table:table-cell table:style-name="Default" table:number-columns-repeated="6"/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5">05/05/2025</text:date>, <text:time>03:4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fuan </meta:initial-creator>
    <meta:creation-date>2025-04-25T16:35:24.74</meta:creation-date>
    <dc:date>2025-05-05T03:43:49.71</dc:date>
    <dc:creator>Lefuan </dc:creator>
    <meta:editing-duration>PT8H9M33S</meta:editing-duration>
    <meta:editing-cycles>29</meta:editing-cycles>
    <meta:generator>OpenOffice/4.1.15$Win32 OpenOffice.org_project/4115m2$Build-9813</meta:generator>
    <meta:document-statistic meta:table-count="3" meta:cell-count="495" meta:object-count="0"/>
  </office:meta>
</office:document-meta>
</file>